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4472in"/>
    </style:style>
    <style:style style:name="co8" style:family="table-column">
      <style:table-column-properties fo:break-before="auto" style:column-width="0.793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ackground-color="transparent"/>
      <style:text-properties fo:language="en" fo:country="US"/>
    </style:style>
    <style:style style:name="ce7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0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5" table:default-cell-style-name="ce4"/>
        <table:table-column table:style-name="co6" table:default-cell-style-name="ce8"/>
        <table:table-column table:style-name="co7" table:default-cell-style-name="ce4"/>
        <table:table-column table:style-name="co8" table:number-columns-repeated="245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style-name="ce6" table:formula="of:=NA()" office:value-type="float" office:value="0">
            <text:p>#N/A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Errors</text:p>
          </table:table-cell>
          <table:table-cell office:value-type="string">
            <text:p>#N/A</text:p>
          </table:table-cell>
          <table:table-cell table:style-name="ce9" office:value-type="string">
            <text:p>Err:32767</text:p>
          </table:table-cell>
          <table:table-cell/>
          <table:table-cell/>
          <table:table-cell table:style-name="Default" table:formula="of:=IF(ISBLANK([.M2]);[.A2];[.M2])" office:value-type="string" office:string-value="Err:32767">
            <text:p>Err:32767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style-name="ce6" table:formula="of:=SQRT([.C3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/>
          <table:table-cell office:value-type="string">
            <text:p>Err:502</text:p>
          </table:table-cell>
          <table:table-cell table:style-name="ce9" office:value-type="string">
            <text:p>Err:502</text:p>
          </table:table-cell>
          <table:table-cell/>
          <table:table-cell/>
          <table:table-cell table:style-name="Default" table:formula="of:=IF(ISBLANK([.M3]);[.A3];[.M3])" office:value-type="string" office:string-value="Err:502">
            <text:p>Err:502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style-name="ce6" table:formula="of:=POWER([.C4];[.D4])" office:value-type="float" office:value="0">
            <text:p>#NUM!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/>
          <table:table-cell office:value-type="string">
            <text:p>#NUM!</text:p>
          </table:table-cell>
          <table:table-cell table:style-name="ce9" office:value-type="string">
            <text:p>Err:503</text:p>
          </table:table-cell>
          <table:table-cell/>
          <table:table-cell/>
          <table:table-cell table:style-name="Default" table:formula="of:=IF(ISBLANK([.M4]);[.A4];[.M4])" office:value-type="string" office:string-value="Err:503">
            <text:p>Err:503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style-name="ce6" table:formula="of:=ACOS([.C5])" office:value-type="float" office:value="0">
            <text:p>#VALUE!</text:p>
          </table:table-cell>
          <table:table-cell table:style-name="ce7" office:value-type="float" office:value="1.1">
            <text:p>1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/>
          <table:table-cell office:value-type="string">
            <text:p>#VALUE!</text:p>
          </table:table-cell>
          <table:table-cell table:style-name="ce9" office:value-type="string">
            <text:p>Err:519</text:p>
          </table:table-cell>
          <table:table-cell/>
          <table:table-cell/>
          <table:table-cell table:style-name="Default" table:formula="of:=IF(ISBLANK([.M5]);[.A5];[.M5])" office:value-type="string" office:string-value="Err:519">
            <text:p>Err:519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AE</text:p>
          </table:table-cell>
          <table:table-cell table:style-name="ce6" table:formula="of:=[.C6]/[.D6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/>
          <table:table-cell office:value-type="string">
            <text:p>#DIV/0!</text:p>
          </table:table-cell>
          <table:table-cell table:style-name="ce9" office:value-type="string">
            <text:p>Err:532</text:p>
          </table:table-cell>
          <table:table-cell/>
          <table:table-cell/>
          <table:table-cell table:style-name="Default" table:formula="of:=IF(ISBLANK([.M6]);[.A6];[.M6])" office:value-type="string" office:string-value="Err:532">
            <text:p>Err:532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style-name="ce6" table:formula="of:=SQRT(-1)" office:value-type="float" office:value="0">
            <text:p>Err:502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Err:502</text:p>
          </table:table-cell>
          <table:table-cell table:style-name="ce9" office:value-type="string">
            <text:p>Err:502</text:p>
          </table:table-cell>
          <table:table-cell/>
          <table:table-cell/>
          <table:table-cell table:style-name="Default" table:formula="of:=IF(ISBLANK([.M7]);[.A7];[.M7])" office:value-type="string" office:string-value="Err:502">
            <text:p>Err:502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style-name="ce6" table:formula="of:=POWER(0;-2)" office:value-type="float" office:value="0">
            <text:p>#NUM!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#NUM!</text:p>
          </table:table-cell>
          <table:table-cell table:style-name="ce9" office:value-type="string">
            <text:p>Err:503</text:p>
          </table:table-cell>
          <table:table-cell/>
          <table:table-cell/>
          <table:table-cell table:style-name="Default" table:formula="of:=IF(ISBLANK([.M8]);[.A8];[.M8])" office:value-type="string" office:string-value="Err:503">
            <text:p>Err:503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1.1)" office:value-type="float" office:value="0">
            <text:p>#VALUE!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#VALUE!</text:p>
          </table:table-cell>
          <table:table-cell table:style-name="ce9" office:value-type="string">
            <text:p>Err:519</text:p>
          </table:table-cell>
          <table:table-cell/>
          <table:table-cell/>
          <table:table-cell table:style-name="Default" table:formula="of:=IF(ISBLANK([.M9]);[.A9];[.M9])" office:value-type="string" office:string-value="Err:519">
            <text:p>Err:519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AE</text:p>
          </table:table-cell>
          <table:table-cell table:formula="of:=1/0" office:value-type="float" office:value="0">
            <text:p>#DIV/0!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#DIV/0!</text:p>
          </table:table-cell>
          <table:table-cell table:style-name="ce9" office:value-type="string">
            <text:p>Err:532</text:p>
          </table:table-cell>
          <table:table-cell/>
          <table:table-cell/>
          <table:table-cell table:style-name="Default" table:formula="of:=IF(ISBLANK([.M10]);[.A10];[.M10])" office:value-type="string" office:string-value="Err:532">
            <text:p>Err:532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ISNA(NA())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ISNA()</text:p>
          </table:table-cell>
          <table:table-cell office:value-type="string">
            <text:p>ISNA</text:p>
          </table:table-cell>
          <table:table-cell table:style-name="ce9"/>
          <table:table-cell/>
          <table:table-cell/>
          <table:table-cell table:style-name="Default" table:formula="of:=IF(ISBLANK([.M12]);[.A12];[.M12])" office:value-type="boolean" office:boolean-value="true">
            <text:p>TRUE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ISNA(1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3]);[.A13];[.M13])" office:value-type="boolean" office:boolean-value="false">
            <text:p>FALSE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4]);[.A14];[.M14])" office:value-type="boolean" office:boolean-value="false">
            <text:p>FALSE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ISERR(NA()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ISERR()</text:p>
          </table:table-cell>
          <table:table-cell office:value-type="string">
            <text:p>ISERR</text:p>
          </table:table-cell>
          <table:table-cell table:style-name="ce9"/>
          <table:table-cell/>
          <table:table-cell/>
          <table:table-cell table:style-name="Default" table:formula="of:=IF(ISBLANK([.M16]);[.A16];[.M16])" office:value-type="boolean" office:boolean-value="false">
            <text:p>FALSE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ISERR(1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7]);[.A17];[.M17])" office:value-type="boolean" office:boolean-value="false">
            <text:p>FALSE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ISERR(1/0)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8]);[.A18];[.M18])" office:value-type="boolean" office:boolean-value="true">
            <text:p>TRUE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ISERROR(NA())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ISERROR()</text:p>
          </table:table-cell>
          <table:table-cell office:value-type="string">
            <text:p>ISERROR</text:p>
          </table:table-cell>
          <table:table-cell table:style-name="ce9"/>
          <table:table-cell/>
          <table:table-cell/>
          <table:table-cell table:style-name="Default" table:formula="of:=IF(ISBLANK([.M20]);[.A20];[.M20])" office:value-type="boolean" office:boolean-value="true">
            <text:p>TRUE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ISERROR(1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21]);[.A21];[.M21])" office:value-type="boolean" office:boolean-value="false">
            <text:p>FALSE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ISERROR(1/0)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22]);[.A22];[.M22])" office:value-type="boolean" office:boolean-value="true">
            <text:p>TRUE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78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number-columns-repeated="15"/>
          <table:table-cell table:style-name="Default" table:number-columns-repeated="2"/>
          <table:table-cell table:number-columns-repeated="239"/>
        </table:table-row>
        <table:table-row table:style-name="ro3" table:number-rows-repeated="5553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8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3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-</number:text>
      <number:number number:decimal-places="3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4" number:min-integer-digits="1" number:grouping="true"/>
      <number:text> </number:text>
    </number:number-style>
    <number:number-style style:name="N160P1" style:volatile="true">
      <number:text> -</number:text>
      <number:number number:decimal-places="4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5" number:min-integer-digits="1" number:grouping="true"/>
      <number:text> </number:text>
    </number:number-style>
    <number:number-style style:name="N163P1" style:volatile="true">
      <number:text> -</number:text>
      <number:number number:decimal-places="5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6" number:min-integer-digits="1" number:grouping="true"/>
      <number:text> </number:text>
    </number:number-style>
    <number:number-style style:name="N166P1" style:volatile="true">
      <number:text> -</number:text>
      <number:number number:decimal-places="6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3T18:16:35</dc:date>
    <meta:editing-cycles>20</meta:editing-cycles>
    <meta:editing-duration>PT23H19M56S</meta:editing-duration>
    <meta:document-statistic meta:table-count="1" meta:cell-count="158" meta:object-count="0"/>
    <meta:user-defined meta:name="Info 1"/>
    <meta:user-defined meta:name="Info 2"/>
    <meta:user-defined meta:name="Info 3"/>
    <meta:user-defined meta:name="Info 4"/>
  </office:meta>
</office:document-meta>
</file>